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Wheelhouse 2</text:p>
          </table:table-cell>
          <table:table-cell office:value-type="float" office:value="-1.745" calcext:value-type="float">
            <text:p>-1.745</text:p>
          </table:table-cell>
          <table:table-cell office:value-type="float" office:value="6.926" calcext:value-type="float">
            <text:p>6.926</text:p>
          </table:table-cell>
          <table:table-cell office:value-type="float" office:value="-1.785" calcext:value-type="float">
            <text:p>-1.785</text:p>
          </table:table-cell>
        </table:table-row>
        <table:table-row table:style-name="ro1">
          <table:table-cell/>
          <table:table-cell office:value-type="string" calcext:value-type="string">
            <text:p>Wheelhouse steps port</text:p>
          </table:table-cell>
          <table:table-cell office:value-type="float" office:value="-4.778" calcext:value-type="float">
            <text:p>-4.778</text:p>
          </table:table-cell>
          <table:table-cell office:value-type="float" office:value="4.921" calcext:value-type="float">
            <text:p>4.921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/>
          <table:table-cell office:value-type="string" calcext:value-type="string">
            <text:p>Bow (stbd)</text:p>
          </table:table-cell>
          <table:table-cell office:value-type="float" office:value="-0.135" calcext:value-type="float">
            <text:p>-0.135</text:p>
          </table:table-cell>
          <table:table-cell office:value-type="float" office:value="6.041" calcext:value-type="float">
            <text:p>6.041</text:p>
          </table:table-cell>
          <table:table-cell office:value-type="float" office:value="10.622" calcext:value-type="float">
            <text:p>10.622</text:p>
          </table:table-cell>
        </table:table-row>
        <table:table-row table:style-name="ro1">
          <table:table-cell/>
          <table:table-cell office:value-type="string" calcext:value-type="string">
            <text:p>Pow (port)</text:p>
          </table:table-cell>
          <table:table-cell office:value-type="float" office:value="-3.671" calcext:value-type="float">
            <text:p>-3.671</text:p>
          </table:table-cell>
          <table:table-cell office:value-type="float" office:value="6.093" calcext:value-type="float">
            <text:p>6.09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djusted X offset</text:p>
          </table:table-cell>
          <table:table-cell table:formula="of:=[.B2]" office:value-type="string" office:string-value="Wheelhouse 2" calcext:value-type="string">
            <text:p>Wheelhouse 2</text:p>
          </table:table-cell>
          <table:table-cell table:formula="of:=[.C2]-[.$C$2]" office:value-type="float" office:value="0" calcext:value-type="float">
            <text:p>0</text:p>
          </table:table-cell>
          <table:table-cell table:formula="of:=[.D2]" office:value-type="float" office:value="6.926" calcext:value-type="float">
            <text:p>6.926</text:p>
          </table:table-cell>
          <table:table-cell table:formula="of:=[.E2]" office:value-type="float" office:value="-1.785" calcext:value-type="float">
            <text:p>-1.785</text:p>
          </table:table-cell>
        </table:table-row>
        <table:table-row table:style-name="ro1">
          <table:table-cell/>
          <table:table-cell table:formula="of:=[.B3]" office:value-type="string" office:string-value="Wheelhouse steps port" calcext:value-type="string">
            <text:p>Wheelhouse steps port</text:p>
          </table:table-cell>
          <table:table-cell table:formula="of:=[.C3]-[.$C$2]" office:value-type="float" office:value="-3.033" calcext:value-type="float">
            <text:p>-3.033</text:p>
          </table:table-cell>
          <table:table-cell table:formula="of:=[.D3]" office:value-type="float" office:value="4.921" calcext:value-type="float">
            <text:p>4.921</text:p>
          </table:table-cell>
          <table:table-cell table:formula="of:=[.E3]" office:value-type="float" office:value="2.95" calcext:value-type="float">
            <text:p>2.95</text:p>
          </table:table-cell>
        </table:table-row>
        <table:table-row table:style-name="ro1">
          <table:table-cell/>
          <table:table-cell table:formula="of:=[.B4]" office:value-type="string" office:string-value="Bow (stbd)" calcext:value-type="string">
            <text:p>Bow (stbd)</text:p>
          </table:table-cell>
          <table:table-cell table:formula="of:=[.C4]-[.$C$2]" office:value-type="float" office:value="1.61" calcext:value-type="float">
            <text:p>1.61</text:p>
          </table:table-cell>
          <table:table-cell table:formula="of:=[.D4]" office:value-type="float" office:value="6.041" calcext:value-type="float">
            <text:p>6.041</text:p>
          </table:table-cell>
          <table:table-cell table:formula="of:=[.E4]" office:value-type="float" office:value="10.622" calcext:value-type="float">
            <text:p>10.622</text:p>
          </table:table-cell>
        </table:table-row>
        <table:table-row table:style-name="ro1">
          <table:table-cell/>
          <table:table-cell table:formula="of:=[.B5]" office:value-type="string" office:string-value="Pow (port)" calcext:value-type="string">
            <text:p>Pow (port)</text:p>
          </table:table-cell>
          <table:table-cell table:formula="of:=[.C5]-[.$C$2]" office:value-type="float" office:value="-1.926" calcext:value-type="float">
            <text:p>-1.926</text:p>
          </table:table-cell>
          <table:table-cell table:formula="of:=[.D5]" office:value-type="float" office:value="6.093" calcext:value-type="float">
            <text:p>6.093</text:p>
          </table:table-cell>
          <table:table-cell table:formula="of:=[.E5]" office:value-type="float" office:value="11.09" calcext:value-type="float">
            <text:p>11.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ale factor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djusted scale</text:p>
          </table:table-cell>
          <table:table-cell table:formula="of:=[.B2]" office:value-type="string" office:string-value="Wheelhouse 2" calcext:value-type="string">
            <text:p>Wheelhouse 2</text:p>
          </table:table-cell>
          <table:table-cell table:formula="of:=[.C7]/[.$B$12]" office:value-type="float" office:value="0" calcext:value-type="float">
            <text:p>0</text:p>
          </table:table-cell>
          <table:table-cell table:formula="of:=[.D7]/[.$B$12]" office:value-type="float" office:value="23.0866666666667" calcext:value-type="float">
            <text:p>23.0866666666667</text:p>
          </table:table-cell>
          <table:table-cell table:formula="of:=[.E7]/[.$B$12]" office:value-type="float" office:value="-5.95" calcext:value-type="float">
            <text:p>-5.95</text:p>
          </table:table-cell>
        </table:table-row>
        <table:table-row table:style-name="ro1">
          <table:table-cell/>
          <table:table-cell table:formula="of:=[.B3]" office:value-type="string" office:string-value="Wheelhouse steps port" calcext:value-type="string">
            <text:p>Wheelhouse steps port</text:p>
          </table:table-cell>
          <table:table-cell table:formula="of:=[.C8]/[.$B$12]" office:value-type="float" office:value="-10.11" calcext:value-type="float">
            <text:p>-10.11</text:p>
          </table:table-cell>
          <table:table-cell table:formula="of:=[.D8]/[.$B$12]" office:value-type="float" office:value="16.4033333333333" calcext:value-type="float">
            <text:p>16.4033333333333</text:p>
          </table:table-cell>
          <table:table-cell table:formula="of:=[.E8]/[.$B$12]" office:value-type="float" office:value="9.83333333333333" calcext:value-type="float">
            <text:p>9.83333333333333</text:p>
          </table:table-cell>
        </table:table-row>
        <table:table-row table:style-name="ro1">
          <table:table-cell/>
          <table:table-cell table:formula="of:=[.B4]" office:value-type="string" office:string-value="Bow (stbd)" calcext:value-type="string">
            <text:p>Bow (stbd)</text:p>
          </table:table-cell>
          <table:table-cell table:formula="of:=[.C9]/[.$B$12]" office:value-type="float" office:value="5.36666666666667" calcext:value-type="float">
            <text:p>5.36666666666667</text:p>
          </table:table-cell>
          <table:table-cell table:formula="of:=[.D9]/[.$B$12]" office:value-type="float" office:value="20.1366666666667" calcext:value-type="float">
            <text:p>20.1366666666667</text:p>
          </table:table-cell>
          <table:table-cell table:formula="of:=[.E9]/[.$B$12]" office:value-type="float" office:value="35.4066666666667" calcext:value-type="float">
            <text:p>35.4066666666667</text:p>
          </table:table-cell>
        </table:table-row>
        <table:table-row table:style-name="ro1">
          <table:table-cell/>
          <table:table-cell table:formula="of:=[.B5]" office:value-type="string" office:string-value="Pow (port)" calcext:value-type="string">
            <text:p>Pow (port)</text:p>
          </table:table-cell>
          <table:table-cell table:formula="of:=[.C10]/[.$B$12]" office:value-type="float" office:value="-6.42" calcext:value-type="float">
            <text:p>-6.42</text:p>
          </table:table-cell>
          <table:table-cell table:formula="of:=[.D10]/[.$B$12]" office:value-type="float" office:value="20.31" calcext:value-type="float">
            <text:p>20.31</text:p>
          </table:table-cell>
          <table:table-cell table:formula="of:=[.E10]/[.$B$12]" office:value-type="float" office:value="36.9666666666667" calcext:value-type="float">
            <text:p>36.9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02T22:05:01.929629717</meta:creation-date>
    <dc:date>2021-05-02T22:12:34.380890882</dc:date>
    <meta:editing-duration>PT7M33S</meta:editing-duration>
    <meta:editing-cycles>1</meta:editing-cycles>
    <meta:document-statistic meta:table-count="1" meta:cell-count="56" meta:object-count="0"/>
    <meta:generator>LibreOffice/7.1.1.2$MacOSX_X86_64 LibreOffice_project/fe0b08f4af1bacafe4c7ecc87ce55bb426164676</meta:generator>
  </office:meta>
</office:document-meta>
</file>